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Bitstream Charter" fo:font-weight="bold" officeooo:rsid="000490c5" officeooo:paragraph-rsid="000490c5" style:font-weight-asian="bold" style:font-weight-complex="bold"/>
    </style:style>
    <style:style style:name="P2" style:family="paragraph" style:parent-style-name="Standard">
      <style:text-properties style:font-name="Bitstream Charter" fo:font-weight="bold" officeooo:rsid="000490c5" officeooo:paragraph-rsid="0004de55" style:font-weight-asian="bold" style:font-weight-complex="bold"/>
    </style:style>
    <style:style style:name="P3" style:family="paragraph" style:parent-style-name="Standard">
      <style:text-properties style:font-name="Bitstream Charter" fo:font-weight="bold" officeooo:rsid="0004fa55" officeooo:paragraph-rsid="00066e6e" style:font-weight-asian="bold" style:font-weight-complex="bold"/>
    </style:style>
    <style:style style:name="P4" style:family="paragraph" style:parent-style-name="Standard">
      <style:text-properties style:font-name="Bitstream Charter" fo:font-weight="bold" officeooo:rsid="000a30af" officeooo:paragraph-rsid="000a30af" style:font-weight-asian="bold" style:font-weight-complex="bold"/>
    </style:style>
    <style:style style:name="P5" style:family="paragraph" style:parent-style-name="Standard">
      <style:text-properties style:font-name="Bitstream Charter" fo:font-weight="bold" officeooo:rsid="000ab0b8" officeooo:paragraph-rsid="000ab0b8" style:font-weight-asian="bold" style:font-weight-complex="bold"/>
    </style:style>
    <style:style style:name="P6" style:family="paragraph" style:parent-style-name="Standard">
      <style:text-properties officeooo:paragraph-rsid="0004fa55"/>
    </style:style>
    <style:style style:name="P7" style:family="paragraph" style:parent-style-name="Standard">
      <style:text-properties officeooo:rsid="0004fa55" officeooo:paragraph-rsid="0004fa55"/>
    </style:style>
    <style:style style:name="P8" style:family="paragraph" style:parent-style-name="Text_20_body">
      <style:text-properties style:font-name="Bitstream Charter" fo:font-weight="bold" officeooo:rsid="0004fa55" officeooo:paragraph-rsid="00066e6e" style:font-weight-asian="bold" style:font-weight-complex="bold"/>
    </style:style>
    <style:style style:name="P9" style:family="paragraph" style:parent-style-name="Preformatted_20_Text">
      <style:text-properties style:font-name="Bitstream Charter" fo:font-weight="bold" officeooo:rsid="000ab0b8" officeooo:paragraph-rsid="000ab0b8" style:font-weight-asian="bold" style:font-weight-complex="bold"/>
    </style:style>
    <style:style style:name="P10" style:family="paragraph" style:parent-style-name="Preformatted_20_Text">
      <style:paragraph-properties fo:margin-top="0cm" fo:margin-bottom="0.499cm" loext:contextual-spacing="false"/>
    </style:style>
    <style:style style:name="P11" style:family="paragraph" style:parent-style-name="Standard">
      <style:text-properties style:font-name="Bitstream Charter" fo:font-weight="bold" officeooo:rsid="0004de55" officeooo:paragraph-rsid="0004de55" style:font-weight-asian="bold" style:font-weight-complex="bold"/>
    </style:style>
    <style:style style:name="P12" style:family="paragraph" style:parent-style-name="Standard">
      <style:text-properties style:font-name="Bitstream Charter" fo:font-weight="bold" officeooo:rsid="0004de55" officeooo:paragraph-rsid="0004fa55" style:font-weight-asian="bold" style:font-weight-complex="bold"/>
    </style:style>
    <style:style style:name="P13" style:family="paragraph" style:parent-style-name="Standard">
      <style:text-properties style:font-name="Bitstream Charter" fo:font-weight="bold" officeooo:rsid="0004fa55" officeooo:paragraph-rsid="0004fa55" style:font-weight-asian="bold" style:font-weight-complex="bold"/>
    </style:style>
    <style:style style:name="P14" style:family="paragraph" style:parent-style-name="Standard">
      <style:text-properties style:font-name="Bitstream Charter" fo:font-weight="bold" officeooo:rsid="0004fa55" officeooo:paragraph-rsid="00066e6e" style:font-weight-asian="bold" style:font-weight-complex="bold"/>
    </style:style>
    <style:style style:name="P15" style:family="paragraph" style:parent-style-name="Standard">
      <style:text-properties style:font-name="Bitstream Charter" fo:font-weight="bold" officeooo:rsid="00066e6e" officeooo:paragraph-rsid="00066e6e" style:font-weight-asian="bold" style:font-weight-complex="bold"/>
    </style:style>
    <style:style style:name="P16" style:family="paragraph" style:parent-style-name="Standard">
      <style:text-properties style:font-name="Bitstream Charter" fo:font-weight="bold" officeooo:rsid="000d46da" officeooo:paragraph-rsid="000d46da" style:font-weight-asian="bold" style:font-weight-complex="bold"/>
    </style:style>
    <style:style style:name="P17" style:family="paragraph" style:parent-style-name="Standard">
      <style:text-properties style:font-name="Bitstream Charter" fo:font-weight="bold" officeooo:rsid="000d5566" officeooo:paragraph-rsid="000d5566" style:font-weight-asian="bold" style:font-weight-complex="bold"/>
    </style:style>
    <style:style style:name="P18" style:family="paragraph" style:parent-style-name="Text_20_body">
      <style:text-properties style:font-name="Bitstream Charter" fo:font-weight="bold" officeooo:rsid="0004fa55" style:font-weight-asian="bold" style:font-weight-complex="bold"/>
    </style:style>
    <style:style style:name="T1" style:family="text">
      <style:text-properties officeooo:rsid="0004de55"/>
    </style:style>
    <style:style style:name="T2" style:family="text">
      <style:text-properties style:font-name="Bitstream Charter"/>
    </style:style>
    <style:style style:name="T3" style:family="text">
      <style:text-properties style:font-name="Bitstream Charter" fo:font-weight="bold" style:font-weight-asian="bold" style:font-weight-complex="bold"/>
    </style:style>
    <style:style style:name="T4" style:family="text">
      <style:text-properties style:font-name="Bitstream Charter" fo:font-weight="bold" officeooo:rsid="0004de55" style:font-weight-asian="bold" style:font-weight-complex="bold"/>
    </style:style>
    <style:style style:name="T5" style:family="text">
      <style:text-properties style:font-name="Bitstream Charter" fo:font-weight="bold" officeooo:rsid="0004fa55" style:font-weight-asian="bold" style:font-weight-complex="bold"/>
    </style:style>
    <style:style style:name="T6" style:family="text">
      <style:text-properties fo:font-weight="bold" style:font-weight-asian="bold" style:font-weight-complex="bold"/>
    </style:style>
    <style:style style:name="T7" style:family="text">
      <style:text-properties fo:font-weight="bold" officeooo:rsid="0004de55"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buntu 16.04,18.04,20.04 Basics CMDs:</text:p>
      <text:p text:style-name="P1"/>
      <text:p text:style-name="P2">1. <text:span text:style-name="T1">you can open the terminal by using cmd(commned,prompt,terminal,shell) these all words are synonyms of the terminals. So you can choose any one of them to open commond prompt or you can use the Ctrl+Alt+t.</text:span></text:p>
      <text:p text:style-name="P2"/>
      <text:p text:style-name="P11">2.pwd------&gt; print the corrent working directory</text:p>
      <text:p text:style-name="P2"/>
      <text:p text:style-name="P6"><text:span text:style-name="T4">3.what’s a </text:span><text:span text:style-name="Emphasis"><text:span text:style-name="Strong_20_Emphasis"><text:span text:style-name="T4">working directory</text:span></text:span></text:span><text:span text:style-name="T4">? </text:span></text:p>
      <text:p text:style-name="P6"><text:span text:style-name="T4">One important concept to understand is that the shell has a notion of a default location in which any file operations will take place. This is its working directory. If you try to create new files or directories, view existing files, or even delete them, the shell will assume you’re looking for them in the current working directory unless you take steps to specify otherwise. So it’s quite important to keep an idea of what directory the shell is “in” at any given time, after all, deleting files from the wrong directory could be disastrous. If you’re ever in any doubt, the </text:span><text:span text:style-name="Source_20_Text"><text:span text:style-name="T7">pwd</text:span></text:span><text:span text:style-name="T4"> command will tell you exactly what the current working directory is.</text:span></text:p>
      <text:p text:style-name="P12"/>
      <text:p text:style-name="P7"><text:span text:style-name="T4"><text:tab/></text:span><text:span text:style-name="T3">Cd /</text:span></text:p>
      <text:p text:style-name="P13"><text:tab/>pwd</text:p>
      <text:p text:style-name="P7"><text:span text:style-name="T3">Now your working directory is “/”. If you’re coming from a Windows background you’re probably used to each drive having its own letter, with your main hard drive typically being “C:”. Unix-like systems don’t split up the drives like that. Instead they have a single unified file system, and individual drives can be attached (“mounted”) to whatever location in the file system makes most sense. The “/” directory, often referred to as the </text:span><text:span text:style-name="Emphasis"><text:span text:style-name="Strong_20_Emphasis"><text:span text:style-name="T2">root</text:span></text:span></text:span><text:span text:style-name="T3"> directory, is the base of that unified file system. From there everything else branches out to form a tree of directories and subdirectories.</text:span></text:p>
      <text:p text:style-name="P7"><text:span text:style-name="Strong_20_Emphasis"><text:span text:style-name="T2">Too many roots</text:span></text:span><text:span text:style-name="T3"><text:line-break/>Beware: although the “/” directory is sometimes referred to as the </text:span><text:span text:style-name="Emphasis"><text:span text:style-name="Strong_20_Emphasis"><text:span text:style-name="T2">root</text:span></text:span></text:span><text:span text:style-name="T3"> directory, the word “root” has another meaning. </text:span><text:span text:style-name="Emphasis"><text:span text:style-name="Strong_20_Emphasis"><text:span text:style-name="T2">root</text:span></text:span></text:span><text:span text:style-name="T3"> is also the name that has been used for the superuser since the early days of Unix. The superuser, as the name suggests, has more powers than a normal user, so can easily wreak havoc with a badly typed command. We’ll look at the superuser account more in section 7. For now you only have to know that the word “root” has multiple meanings in the Linux world, so context is important.</text:span></text:p>
      <text:p text:style-name="P3">From the root directory, the following command will move you into the “home” directory (which is an immediate subdirectory of “/”):</text:p>
      <text:p text:style-name="P15"/>
      <text:p text:style-name="P15">4. Back to priveous file or directory</text:p>
      <text:p text:style-name="P15"><text:tab/>cd .</text:p>
      <text:p text:style-name="P15"><text:tab/>Pwd</text:p>
      <text:p text:style-name="P15"><text:tab/>cd ../.. (Two time back of the directory)</text:p>
      <text:p text:style-name="P15"/>
      <text:p text:style-name="P15">5.Relative and absolute paths??</text:p>
      <text:p text:style-name="Text_20_body"><text:span text:style-name="T5">Most of the examples we’ve looked at so far use </text:span><text:span text:style-name="Emphasis"><text:span text:style-name="Strong_20_Emphasis"><text:span text:style-name="T5">relative</text:span></text:span></text:span><text:span text:style-name="T5"> paths. That is, the place you end up at depends on your current working directory. Consider trying to </text:span><text:span text:style-name="Source_20_Text"><text:span text:style-name="T5">cd</text:span></text:span><text:span text:style-name="T5"> into the “etc” folder. If you’re already in the root directory that will work fine:</text:span></text:p>
      <text:p text:style-name="P3"><text:tab/><text:tab/></text:p>
      <text:p text:style-name="P3"/>
      <text:p text:style-name="P8"><text:soft-page-break/>You’ll see an error saying “No such file or directory” before you even get to run the last <text:span text:style-name="Source_20_Text"><text:span text:style-name="T2">pwd</text:span></text:span>. Changing directory by specifying the directory name, or using <text:span text:style-name="Source_20_Text"><text:span text:style-name="T2">..</text:span></text:span> will have different effects depending on where you start from. The path only makes sense <text:span text:style-name="Emphasis"><text:span text:style-name="Strong_20_Emphasis"><text:span text:style-name="T6">relative</text:span></text:span></text:span> to your working directory.</text:p>
      <text:p text:style-name="Text_20_body"><text:span text:style-name="T5">But we have seen two commands that are </text:span><text:span text:style-name="Emphasis"><text:span text:style-name="Strong_20_Emphasis"><text:span text:style-name="T5">absolute</text:span></text:span></text:span><text:span text:style-name="T5">. No matter what your current working directory is, they’ll have the same effect. The first is when you run </text:span><text:span text:style-name="Source_20_Text"><text:span text:style-name="T5">cd</text:span></text:span><text:span text:style-name="T5"> on its own to go straight to your home directory. The second is when you used </text:span><text:span text:style-name="Source_20_Text"><text:span text:style-name="T5">cd /</text:span></text:span><text:span text:style-name="T5"> to switch to the root directory. In fact any path that starts with a forward slash is an </text:span><text:span text:style-name="Emphasis"><text:span text:style-name="Strong_20_Emphasis"><text:span text:style-name="T5">absolute</text:span></text:span></text:span><text:span text:style-name="T5"> path. You can think of it as saying “switch to the root directory, then follow the route from there”. That gives us a much easier way to switch to the </text:span><text:span text:style-name="Source_20_Text"><text:span text:style-name="T5">etc</text:span></text:span><text:span text:style-name="T5"> directory, no matter where we currently are in the file system:</text:span></text:p>
      <text:p text:style-name="P18"><text:tab/><text:tab/><text:tab/></text:p>
      <text:p text:style-name="P4">cd</text:p>
      <text:p text:style-name="P4">pwd</text:p>
      <text:p text:style-name="P4">cd /etc</text:p>
      <text:p text:style-name="P4">pwd</text:p>
      <text:p text:style-name="P4"/>
      <text:p text:style-name="P4"/>
      <text:p text:style-name="P4">It also gives us another way to get back to your home directory, and even to the folders within it. Suppose you want to go straight to your “Desktop” folder from anywhere on the disk (note the upper-case “D”). In the following command you’ll need to replace <text:span text:style-name="Strong_20_Emphasis">USERNAME</text:span> with your own username, the <text:span text:style-name="Source_20_Text">whoami</text:span> command will remind you of your username, in case you’re not sure:</text:p>
      <text:p text:style-name="P4"/>
      <text:p text:style-name="P5">whoami</text:p>
      <text:p text:style-name="P5">pwd</text:p>
      <text:p text:style-name="P5"/>
      <text:p text:style-name="P5">It also gives us another way to get back to your home directory, and even to the folders within it. Suppose you want to go straight to your “Desktop” folder from anywhere on the disk (note the upper-case “D”). In the following command you’ll need to replace <text:span text:style-name="Strong_20_Emphasis">USERNAME</text:span> with your own username, the <text:span text:style-name="Source_20_Text">whoami</text:span> command will remind you of your username, in case you’re not sure:</text:p>
      <text:p text:style-name="P5"/>
      <text:p text:style-name="P9"><text:span text:style-name="Source_20_Text">cd ~</text:span></text:p>
      <text:p text:style-name="Preformatted_20_Text"><text:span text:style-name="Source_20_Text">pwd</text:span></text:p>
      <text:p text:style-name="Preformatted_20_Text"/>
      <text:p text:style-name="Preformatted_20_Text"><text:span text:style-name="Source_20_Text">cd ~/Desktop</text:span></text:p>
      <text:p text:style-name="P10"><text:span text:style-name="Source_20_Text">pwd</text:span></text:p>
      <text:p text:style-name="P5">Now that odd text in the prompt might make a bit of sense. Have you noticed it changing as you move around the file system? On a Ubuntu system it shows your username, your computer’s network name and the current working directory. But if you’re somewhere inside your home directory, it will use “~” as an abbreviation. Let’s wander around the file system a little, and keep an eye on the prompt as you do so:</text:p>
      <text:p text:style-name="P9"><text:span text:style-name="Source_20_Text">cd</text:span></text:p>
      <text:p text:style-name="Preformatted_20_Text"><text:span text:style-name="Source_20_Text">cd /</text:span></text:p>
      <text:p text:style-name="Preformatted_20_Text"><text:span text:style-name="Source_20_Text">cd ~/Desktop</text:span></text:p>
      <text:p text:style-name="Preformatted_20_Text"><text:span text:style-name="Source_20_Text">cd /etc</text:span></text:p>
      <text:p text:style-name="Preformatted_20_Text"><text:soft-page-break/><text:span text:style-name="Source_20_Text">cd /var/log</text:span></text:p>
      <text:p text:style-name="Preformatted_20_Text"><text:span text:style-name="Source_20_Text">cd ..</text:span></text:p>
      <text:p text:style-name="P10"><text:span text:style-name="Source_20_Text">cd</text:span></text:p>
      <text:p text:style-name="P16">Commnds:</text:p>
      <text:p text:style-name="P16"/>
      <text:p text:style-name="P16">help help</text:p>
      <text:p text:style-name="P16">help -dms [pattern..]</text:p>
      <text:p text:style-name="P16">-d</text:p>
      <text:p text:style-name="P16">-m</text:p>
      <text:p text:style-name="P16">-s</text:p>
      <text:p text:style-name="P17">help -d cd</text:p>
      <text:p text:style-name="P17"/>
      <text:p text:style-name="P3"><text: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490c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9T15:18:26.428722021</meta:creation-date>
    <dc:date>2020-08-20T15:12:32.075844851</dc:date>
    <meta:editing-duration>PT8H39M10S</meta:editing-duration>
    <meta:editing-cycles>13</meta:editing-cycles>
    <meta:generator>LibreOffice/5.1.6.2$Linux_X86_64 LibreOffice_project/10m0$Build-2</meta:generator>
    <meta:document-statistic meta:table-count="0" meta:image-count="0" meta:object-count="0" meta:page-count="3" meta:paragraph-count="48" meta:word-count="849" meta:character-count="4719" meta:non-whitespace-character-count="3904"/>
  </office:meta>
</office:document-meta>
</file>